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e0e0e0" fo:padding="0.101cm" fo:border="0.05pt solid #000000">
        <style:background-image/>
      </style:table-cell-properties>
    </style:style>
    <style:style style:name="Tableau1.A2" style:family="table-cell">
      <style:table-cell-properties fo:padding="0.101cm" fo:border="0.05pt solid #000000"/>
    </style:style>
    <style:style style:name="Tableau1.B2" style:family="table-cell">
      <style:table-cell-properties fo:padding="0.101cm" fo:border="0.05pt solid #000000"/>
    </style:style>
    <style:style style:name="Tableau1.C2" style:family="table-cell">
      <style:table-cell-properties fo:padding="0.101cm" fo:border="0.05pt solid #000000"/>
    </style:style>
    <style:style style:name="Tableau1.A3" style:family="table-cell">
      <style:table-cell-properties fo:padding="0.101cm" fo:border="0.05pt solid #000000"/>
    </style:style>
    <style:style style:name="Tableau1.B3" style:family="table-cell">
      <style:table-cell-properties fo:padding="0.101cm" fo:border="0.05pt solid #000000"/>
    </style:style>
    <style:style style:name="Tableau1.C3" style:family="table-cell">
      <style:table-cell-properties fo:padding="0.101cm" fo:border="0.05pt solid #000000"/>
    </style:style>
    <style:style style:name="Tableau1.A4" style:family="table-cell">
      <style:table-cell-properties fo:padding="0.101cm" fo:border="0.05pt solid #000000"/>
    </style:style>
    <style:style style:name="Tableau1.B4" style:family="table-cell">
      <style:table-cell-properties fo:padding="0.101cm" fo:border="0.05pt solid #000000"/>
    </style:style>
    <style:style style:name="Tableau1.C4" style:family="table-cell">
      <style:table-cell-properties fo:padding="0.101cm" fo:border="0.05pt solid #000000"/>
    </style:style>
    <style:style style:name="Tableau1.A5" style:family="table-cell">
      <style:table-cell-properties fo:padding="0.101cm" fo:border="0.05pt solid #000000"/>
    </style:style>
    <style:style style:name="Tableau1.B5" style:family="table-cell">
      <style:table-cell-properties fo:padding="0.101cm" fo:border="0.05pt solid #000000"/>
    </style:style>
    <style:style style:name="Tableau1.C5" style:family="table-cell">
      <style:table-cell-properties fo:padding="0.101cm" fo:border="0.05pt solid #000000"/>
    </style:style>
    <style:style style:name="Tableau1.A6" style:family="table-cell">
      <style:table-cell-properties fo:padding="0.101cm" fo:border="0.05pt solid #000000"/>
    </style:style>
    <style:style style:name="Tableau1.B6" style:family="table-cell">
      <style:table-cell-properties fo:padding="0.101cm" fo:border="0.05pt solid #000000"/>
    </style:style>
    <style:style style:name="Tableau1.C6" style:family="table-cell">
      <style:table-cell-properties fo:padding="0.101cm" fo:border="0.05pt solid #000000"/>
    </style:style>
    <style:style style:name="Tableau1.A7" style:family="table-cell">
      <style:table-cell-properties fo:padding="0.101cm" fo:border="0.05pt solid #000000"/>
    </style:style>
    <style:style style:name="Tableau1.B7" style:family="table-cell">
      <style:table-cell-properties fo:padding="0.101cm" fo:border="0.05pt solid #000000"/>
    </style:style>
    <style:style style:name="Tableau1.C7" style:family="table-cell">
      <style:table-cell-properties fo:padding="0.101cm" fo:border="0.05pt solid #000000"/>
    </style:style>
    <style:style style:name="Tableau1.A8" style:family="table-cell">
      <style:table-cell-properties fo:padding="0.101cm" fo:border="0.05pt solid #000000"/>
    </style:style>
    <style:style style:name="Tableau1.B8" style:family="table-cell">
      <style:table-cell-properties fo:padding="0.101cm" fo:border="0.05pt solid #000000"/>
    </style:style>
    <style:style style:name="Tableau1.C8" style:family="table-cell">
      <style:table-cell-properties fo:padding="0.101cm" fo:border="0.05pt solid #000000"/>
    </style:style>
    <style:style style:name="Tableau1.A9" style:family="table-cell">
      <style:table-cell-properties fo:padding="0.101cm" fo:border="0.05pt solid #000000"/>
    </style:style>
    <style:style style:name="Tableau1.B9" style:family="table-cell">
      <style:table-cell-properties fo:padding="0.101cm" fo:border="0.05pt solid #000000"/>
    </style:style>
    <style:style style:name="Tableau1.C9" style:family="table-cell">
      <style:table-cell-properties fo:padding="0.101cm" fo:border="0.05pt solid #000000"/>
    </style:style>
    <style:style style:name="P1" style:family="paragraph" style:parent-style-name="Heading3" style:list-style-name=""/>
    <style:style style:name="P2" style:family="paragraph" style:parent-style-name="Heading3">
      <style:paragraph-properties fo:break-before="page"/>
    </style:style>
    <style:style style:name="P3" style:family="paragraph" style:parent-style-name="Heading2" style:list-style-name=""/>
    <style:style style:name="P4" style:family="paragraph" style:parent-style-name="Heading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1" text:outline-level="1">Code Editor Test Projects</text:h>
      <text:h text:style-name="Heading2" text:outline-level="2">Test Projects Overview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Standard">Project</text:p>
          </table:table-cell>
          <table:table-cell table:style-name="Tableau1.A1" office:value-type="string">
            <text:p text:style-name="Standard">Description</text:p>
          </table:table-cell>
          <table:table-cell table:style-name="Tableau1.A1" office:value-type="string">
            <text:p text:style-name="Standard">Checklist Sections Covered</text:p>
          </table:table-cell>
        </table:table-row>
        <table:table-row>
          <table:table-cell table:style-name="Tableau1.A2" office:value-type="string">
            <text:p text:style-name="Standard">test_01_movement_physics</text:p>
          </table:table-cell>
          <table:table-cell table:style-name="Tableau1.A2" office:value-type="string">
            <text:p text:style-name="Standard">Movement and physics actions</text:p>
          </table:table-cell>
          <table:table-cell table:style-name="Tableau1.A2" office:value-type="string">
            <text:p text:style-name="Standard">Section 2: Movement Actions</text:p>
          </table:table-cell>
        </table:table-row>
        <table:table-row>
          <table:table-cell table:style-name="Tableau1.A2" office:value-type="string">
            <text:p text:style-name="Standard">test_02_events</text:p>
          </table:table-cell>
          <table:table-cell table:style-name="Tableau1.A2" office:value-type="string">
            <text:p text:style-name="Standard">All event types</text:p>
          </table:table-cell>
          <table:table-cell table:style-name="Tableau1.A2" office:value-type="string">
            <text:p text:style-name="Standard">Section 1: Event Testing</text:p>
          </table:table-cell>
        </table:table-row>
        <table:table-row>
          <table:table-cell table:style-name="Tableau1.A2" office:value-type="string">
            <text:p text:style-name="Standard">test_03_instances</text:p>
          </table:table-cell>
          <table:table-cell table:style-name="Tableau1.A2" office:value-type="string">
            <text:p text:style-name="Standard">Instance creation/destruction</text:p>
          </table:table-cell>
          <table:table-cell table:style-name="Tableau1.A2" office:value-type="string">
            <text:p text:style-name="Standard">Section 3: Instance Actions</text:p>
          </table:table-cell>
        </table:table-row>
        <table:table-row>
          <table:table-cell table:style-name="Tableau1.A2" office:value-type="string">
            <text:p text:style-name="Standard">test_04_rooms</text:p>
          </table:table-cell>
          <table:table-cell table:style-name="Tableau1.A2" office:value-type="string">
            <text:p text:style-name="Standard">Room navigation</text:p>
          </table:table-cell>
          <table:table-cell table:style-name="Tableau1.A2" office:value-type="string">
            <text:p text:style-name="Standard">Section 4: Room Actions, Section 5: Game Actions</text:p>
          </table:table-cell>
        </table:table-row>
        <table:table-row>
          <table:table-cell table:style-name="Tableau1.A2" office:value-type="string">
            <text:p text:style-name="Standard">test_05_score_lives_health</text:p>
          </table:table-cell>
          <table:table-cell table:style-name="Tableau1.A2" office:value-type="string">
            <text:p text:style-name="Standard">Score, lives, health management</text:p>
          </table:table-cell>
          <table:table-cell table:style-name="Tableau1.A2" office:value-type="string">
            <text:p text:style-name="Standard">Section 6: Score/Lives/Health Actions</text:p>
          </table:table-cell>
        </table:table-row>
        <table:table-row>
          <table:table-cell table:style-name="Tableau1.A2" office:value-type="string">
            <text:p text:style-name="Standard">test_06_sound_sprite</text:p>
          </table:table-cell>
          <table:table-cell table:style-name="Tableau1.A2" office:value-type="string">
            <text:p text:style-name="Standard">Sound playback and sprite changes</text:p>
          </table:table-cell>
          <table:table-cell table:style-name="Tableau1.A2" office:value-type="string">
            <text:p text:style-name="Standard">Section 7: Sprite Actions, Section 9: Sound Actions</text:p>
          </table:table-cell>
        </table:table-row>
        <table:table-row>
          <table:table-cell table:style-name="Tableau1.A2" office:value-type="string">
            <text:p text:style-name="Standard">test_07_alarms</text:p>
          </table:table-cell>
          <table:table-cell table:style-name="Tableau1.A2" office:value-type="string">
            <text:p text:style-name="Standard">All 12 alarms (0-11)</text:p>
          </table:table-cell>
          <table:table-cell table:style-name="Tableau1.A2" office:value-type="string">
            <text:p text:style-name="Standard">Section 8: Timing Actions</text:p>
          </table:table-cell>
        </table:table-row>
        <table:table-row>
          <table:table-cell table:style-name="Tableau1.A2" office:value-type="string">
            <text:p text:style-name="Standard">test_08_bidirectional_sync</text:p>
          </table:table-cell>
          <table:table-cell table:style-name="Tableau1.A2" office:value-type="string">
            <text:p text:style-name="Standard">Code-to-blocks sync testing</text:p>
          </table:table-cell>
          <table:table-cell table:style-name="Tableau1.A2" office:value-type="string">
            <text:p text:style-name="Standard">Section 11: Bidirectional Sync Testing</text:p>
          </table:table-cell>
        </table:table-row>
      </table:table>
      <text:p text:style-name="Standard"/>
      <text:h text:style-name="Heading2" text:outline-level="2">Test Project 1: Movement &amp; Physics</text:h>
      <text:p text:style-name="Standard"><text:span text:style-name="Bold">Location: </text:span>test_01_movement_physics/</text:p>
      <text:p text:style-name="Standard"><text:span text:style-name="Bold">Purpose: </text:span>Tests all movement and physics-related actions.</text:p>
      <text:p text:style-name="Standard"/>
      <text:h text:style-name="Heading3" text:outline-level="3">Objects to Test:</text:h>
      <text:p text:style-name="Standard"><text:span text:style-name="Bold">obj_ball</text:span> - Main test object with all movement actions</text:p>
      <text:p text:style-name="Standard"/>
      <text:h text:style-name="Heading3" text:outline-level="3">Checklist Items Covered:</text:h>
      <text:p text:style-name="Standard">[ ] Set Horizontal Speed (hspeed) - Arrow keys and create event</text:p>
      <text:p text:style-name="Standard">[ ] Set Vertical Speed (vspeed) - Arrow keys and create event</text:p>
      <text:p text:style-name="Standard">[ ] Stop Movement - Press SPACE</text:p>
      <text:p text:style-name="Standard">[ ] Reverse Horizontal - Press R</text:p>
      <text:p text:style-name="Standard">[ ] Reverse Vertical - Press T</text:p>
      <text:p text:style-name="Standard">[ ] Set Gravity - Applied in create event</text:p>
      <text:p text:style-name="Standard">[ ] Set Friction - Applied in create event</text:p>
      <text:p text:style-name="Standard">[ ] Jump to Position - Press J (jumps to center)</text:p>
      <text:p text:style-name="Standard">[ ] Snap to Grid - Press G (32x32 grid)</text:p>
      <text:p text:style-name="Standard">[ ] Set Direction and Speed - Press D</text:p>
      <text:p text:style-name="Standard"/>
      <text:h text:style-name="Heading3" text:outline-level="3">Test Instructions:</text:h>
      <text:p text:style-name="Standard">1. Open project and edit obj_ball</text:p>
      <text:p text:style-name="Standard">2. Check Code Editor shows Python for all events</text:p>
      <text:p text:style-name="Standard">3. Verify blocks match the code</text:p>
      <text:p text:style-name="Standard">4. Test gameplay: arrow keys move, SPACE stops, R/T reverse, G snaps, J teleports</text:p>
      <text:h text:style-name="Heading2" text:outline-level="2"><text:soft-page-break/>Test Project 2: Events</text:h>
      <text:p text:style-name="Standard"><text:span text:style-name="Bold">Location: </text:span>test_02_events/</text:p>
      <text:p text:style-name="Standard"><text:span text:style-name="Bold">Purpose: </text:span>Tests all event types (create, destroy, step, keyboard, collision, draw).</text:p>
      <text:p text:style-name="Standard"/>
      <text:h text:style-name="Heading3" text:outline-level="3">Objects to Test:</text:h>
      <text:p text:style-name="Standard"><text:span text:style-name="Bold">obj_player</text:span> - All keyboard and collision events</text:p>
      <text:p text:style-name="Standard"><text:span text:style-name="Bold">obj_enemy</text:span> - Create and step events</text:p>
      <text:p text:style-name="Standard"><text:span text:style-name="Bold">obj_dot</text:span> - Collision event (destroy on contact)</text:p>
      <text:p text:style-name="Standard"/>
      <text:h text:style-name="Heading3" text:outline-level="3">Checklist Items Covered:</text:h>
      <text:p text:style-name="Standard">[ ] Create Event - Player shows message</text:p>
      <text:p text:style-name="Standard">[ ] Destroy Event - Player shows message</text:p>
      <text:p text:style-name="Standard">[ ] Step Event - Present (empty for testing)</text:p>
      <text:p text:style-name="Standard">[ ] Begin Step - Present (empty for testing)</text:p>
      <text:p text:style-name="Standard">[ ] End Step - Present (empty for testing)</text:p>
      <text:p text:style-name="Standard">[ ] Draw Event - Draws score, lives, health bar</text:p>
      <text:p text:style-name="Standard">[ ] Keyboard (held) - Arrow keys and WASD</text:p>
      <text:p text:style-name="Standard">[ ] Keyboard Press - Space, Enter, Escape</text:p>
      <text:p text:style-name="Standard">[ ] Keyboard Release - Space</text:p>
      <text:p text:style-name="Standard">[ ] Collision With Object - Multiple collision events</text:p>
      <text:p text:style-name="Standard"/>
      <text:h text:style-name="Heading3" text:outline-level="3">Test Instructions:</text:h>
      <text:p text:style-name="Standard">1. Open obj_player and verify all events show in Code Editor</text:p>
      <text:p text:style-name="Standard">2. Switch between Code/Blocks tabs to verify sync</text:p>
      <text:p text:style-name="Standard">3. Run game and test all keyboard inputs</text:p>
      <text:p text:style-name="Standard">4. Collect dots (collision test)</text:p>
      <text:p text:style-name="Standard">5. Touch enemy (health decrease test)</text:p>
      <text:p text:style-name="Standard"/>
      <text:h text:style-name="Heading2" text:outline-level="2">Test Project 3: Instance Management</text:h>
      <text:p text:style-name="Standard"><text:span text:style-name="Bold">Location: </text:span>test_03_instances/</text:p>
      <text:p text:style-name="Standard"><text:span text:style-name="Bold">Purpose: </text:span>Tests instance creation and destruction.</text:p>
      <text:p text:style-name="Standard"/>
      <text:h text:style-name="Heading3" text:outline-level="3">Objects to Test:</text:h>
      <text:p text:style-name="Standard"><text:span text:style-name="Bold">obj_shooter</text:span> - Creates bullets (create_instance)</text:p>
      <text:p text:style-name="Standard"><text:span text:style-name="Bold">obj_bullet</text:span> - Self-destructs on collision (destroy_instance)</text:p>
      <text:p text:style-name="Standard"><text:span text:style-name="Bold">obj_target</text:span> - Creates explosion on death, destroys self</text:p>
      <text:p text:style-name="Standard"><text:span text:style-name="Bold">obj_explosion</text:span> - Destroys self after alarm</text:p>
      <text:p text:style-name="Standard"/>
      <text:h text:style-name="Heading3" text:outline-level="3">Checklist Items Covered:</text:h>
      <text:p text:style-name="Standard">[ ] Create Instance - Shooter creates bullets, targets create explosions</text:p>
      <text:p text:style-name="Standard">[ ] Destroy Instance (self) - Bullets and explosions destroy themselves</text:p>
      <text:p text:style-name="Standard">[ ] Destroy Instance (other) - Target destroyed by bullet collision</text:p>
      <text:h text:style-name="P1" text:outline-level="3"/>
      <text:h text:style-name="P2" text:outline-level="3">Test Instructions:</text:h>
      <text:p text:style-name="Standard">1. Open obj_shooter - verify create_instance code for Space key</text:p>
      <text:p text:style-name="Standard">2. Open obj_bullet - verify destroy_instance in collision</text:p>
      <text:p text:style-name="Standard">3. Open obj_target - verify both create_instance and destroy_instance</text:p>
      <text:p text:style-name="Standard">4. Run game: move with arrows, shoot with Space</text:p>
      <text:p text:style-name="Standard">5. Verify bullets destroy targets, targets create explosions</text:p>
      <text:p text:style-name="Standard"/>
      <text:h text:style-name="Heading2" text:outline-level="2">Test Project 4: Room Navigation</text:h>
      <text:p text:style-name="Standard"><text:span text:style-name="Bold">Location: </text:span>test_04_rooms/</text:p>
      <text:p text:style-name="Standard"><text:span text:style-name="Bold">Purpose: </text:span>Tests all room navigation actions.</text:p>
      <text:p text:style-name="Standard"/>
      <text:h text:style-name="Heading3" text:outline-level="3">Rooms:</text:h>
      <text:p text:style-name="Standard"><text:span text:style-name="Bold">room_1</text:span> - Starting room (gray), has next door</text:p>
      <text:p text:style-name="Standard"><text:span text:style-name="Bold">room_2</text:span> - Middle room (purple), has prev and next doors</text:p>
      <text:p text:style-name="Standard"><text:span text:style-name="Bold">room_3</text:span> - Final room (green), has prev door and goto_room_1 door</text:p>
      <text:p text:style-name="Standard"/>
      <text:h text:style-name="Heading3" text:outline-level="3">Checklist Items Covered:</text:h>
      <text:p text:style-name="Standard">[ ] Next Room - Touch obj_door_next</text:p>
      <text:p text:style-name="Standard">[ ] Previous Room - Touch obj_door_prev</text:p>
      <text:p text:style-name="Standard">[ ] Restart Room - Press R</text:p>
      <text:p text:style-name="Standard">[ ] Go to Room - Touch obj_door_goto (goes to room_1)</text:p>
      <text:p text:style-name="Standard">[ ] End Game - Press Escape</text:p>
      <text:p text:style-name="Standard">[ ] Restart Game - Press G</text:p>
      <text:p text:style-name="Standard"/>
      <text:h text:style-name="Heading3" text:outline-level="3">Test Instructions:</text:h>
      <text:p text:style-name="Standard">1. Open obj_player - verify all room navigation code</text:p>
      <text:p text:style-name="Standard">2. Run game from room_1</text:p>
      <text:p text:style-name="Standard">3. Touch doors to navigate between rooms</text:p>
      <text:p text:style-name="Standard">4. Verify background colors change (gray -&gt; purple -&gt; green)</text:p>
      <text:p text:style-name="Standard">5. Test R to restart, G to restart game, Escape to quit</text:p>
      <text:p text:style-name="Standard"/>
      <text:h text:style-name="Heading2" text:outline-level="2">Test Project 5: Score/Lives/Health</text:h>
      <text:p text:style-name="Standard"><text:span text:style-name="Bold">Location: </text:span>test_05_score_lives_health/</text:p>
      <text:p text:style-name="Standard"><text:span text:style-name="Bold">Purpose: </text:span>Tests all score, lives, and health actions.</text:p>
      <text:p text:style-name="Standard"/>
      <text:h text:style-name="Heading3" text:outline-level="3">Objects to Test:</text:h>
      <text:p text:style-name="Standard"><text:span text:style-name="Bold">obj_player</text:span> - All set/add/draw actions</text:p>
      <text:p text:style-name="Standard"><text:span text:style-name="Bold">obj_coin</text:span> - Adds to score on collision</text:p>
      <text:p text:style-name="Standard"><text:span text:style-name="Bold">obj_enemy</text:span> - Reduces health on collision</text:p>
      <text:p text:style-name="Standard"><text:span text:style-name="Bold">obj_life_pickup</text:span> - Adds lives on collision</text:p>
      <text:p text:style-name="Standard"><text:span text:style-name="Bold">obj_health_pickup</text:span> - Adds health on collision</text:p>
      <text:h text:style-name="P1" text:outline-level="3"/>
      <text:h text:style-name="P2" text:outline-level="3">Checklist Items Covered:</text:h>
      <text:p text:style-name="Standard">[ ] Set Score - Create event, Press 1</text:p>
      <text:p text:style-name="Standard">[ ] Add to Score - Collect coins (+100)</text:p>
      <text:p text:style-name="Standard">[ ] Draw Score - Draw event</text:p>
      <text:p text:style-name="Standard">[ ] Set Lives - Create event, Press 2</text:p>
      <text:p text:style-name="Standard">[ ] Add Lives - Collect life pickup (+1)</text:p>
      <text:p text:style-name="Standard">[ ] Draw Lives - Draw event</text:p>
      <text:p text:style-name="Standard">[ ] Set Health - Create event, Press 3</text:p>
      <text:p text:style-name="Standard">[ ] Add Health - Touch enemy (-25), collect health (+25)</text:p>
      <text:p text:style-name="Standard">[ ] Draw Health Bar - Draw event</text:p>
      <text:p text:style-name="Standard"/>
      <text:h text:style-name="Heading3" text:outline-level="3">Test Instructions:</text:h>
      <text:p text:style-name="Standard">1. Open obj_player - verify all score/lives/health code</text:p>
      <text:p text:style-name="Standard">2. Run game and observe HUD in top-left</text:p>
      <text:p text:style-name="Standard">3. Collect coins (score +100)</text:p>
      <text:p text:style-name="Standard">4. Touch enemies (health -25)</text:p>
      <text:p text:style-name="Standard">5. Collect pickups (lives +1, health +25)</text:p>
      <text:p text:style-name="Standard">6. Press 1/2/3 to set absolute values</text:p>
      <text:p text:style-name="Standard"/>
      <text:h text:style-name="Heading2" text:outline-level="2">Test Project 6: Sound &amp; Sprite</text:h>
      <text:p text:style-name="Standard"><text:span text:style-name="Bold">Location: </text:span>test_06_sound_sprite/</text:p>
      <text:p text:style-name="Standard"><text:span text:style-name="Bold">Purpose: </text:span>Tests sound playback and sprite/alpha changes.</text:p>
      <text:p text:style-name="Standard"/>
      <text:h text:style-name="Heading3" text:outline-level="3">Sounds:</text:h>
      <text:p text:style-name="Standard"><text:span text:style-name="Bold">snd_pickup</text:span> - Played when collecting dots</text:p>
      <text:p text:style-name="Standard"><text:span text:style-name="Bold">snd_explosion</text:span> - Press S to play</text:p>
      <text:p text:style-name="Standard"><text:span text:style-name="Bold">mus_background</text:span> - Background music (looping)</text:p>
      <text:p text:style-name="Standard"/>
      <text:h text:style-name="Heading3" text:outline-level="3">Checklist Items Covered:</text:h>
      <text:p text:style-name="Standard">[ ] Play Sound - Collect pickups, Press S</text:p>
      <text:p text:style-name="Standard">[ ] Play Music - Create event, Press P</text:p>
      <text:p text:style-name="Standard">[ ] Stop Music - Press M</text:p>
      <text:p text:style-name="Standard">[ ] Set Sprite - Direction changes player sprite</text:p>
      <text:p text:style-name="Standard">[ ] Set Alpha - Press 1 (100%), 2 (50%), 3 (25%)</text:p>
      <text:p text:style-name="Standard"/>
      <text:h text:style-name="Heading3" text:outline-level="3">Test Instructions:</text:h>
      <text:p text:style-name="Standard">1. Open obj_player - verify sound and sprite code</text:p>
      <text:p text:style-name="Standard">2. Run game - music should start automatically</text:p>
      <text:p text:style-name="Standard">3. Move with arrows - sprite should change direction</text:p>
      <text:p text:style-name="Standard">4. Collect dots - pickup sound plays</text:p>
      <text:p text:style-name="Standard">5. Press S - explosion sound</text:p>
      <text:p text:style-name="Standard">6. Press M - stop music, P - play music</text:p>
      <text:p text:style-name="Standard">7. Press 1/2/3 - change transparency</text:p>
      <text:h text:style-name="P3" text:outline-level="2"/>
      <text:h text:style-name="P4" text:outline-level="2">Test Project 7: Alarms</text:h>
      <text:p text:style-name="Standard"><text:span text:style-name="Bold">Location: </text:span>test_07_alarms/</text:p>
      <text:p text:style-name="Standard"><text:span text:style-name="Bold">Purpose: </text:span>Tests all 12 alarms (0-11).</text:p>
      <text:p text:style-name="Standard"/>
      <text:h text:style-name="Heading3" text:outline-level="3">Objects to Test:</text:h>
      <text:p text:style-name="Standard"><text:span text:style-name="Bold">obj_spawner</text:span> - Uses alarm 0 for repeated spawning</text:p>
      <text:p text:style-name="Standard"><text:span text:style-name="Bold">obj_particle</text:span> - Uses alarm 0 for timed destruction</text:p>
      <text:p text:style-name="Standard"><text:span text:style-name="Bold">obj_timer_demo</text:span> - Uses alarms 0-5 automatically, 6-10 on key press</text:p>
      <text:p text:style-name="Standard"/>
      <text:h text:style-name="Heading3" text:outline-level="3">Checklist Items Covered:</text:h>
      <text:p text:style-name="Standard">[ ] Alarm 0 - Spawner and timer demo</text:p>
      <text:p text:style-name="Standard">[ ] Alarm 1 - Timer demo</text:p>
      <text:p text:style-name="Standard">[ ] Alarm 2 - Timer demo</text:p>
      <text:p text:style-name="Standard">[ ] Alarm 3 - Timer demo</text:p>
      <text:p text:style-name="Standard">[ ] Alarm 4 - Timer demo</text:p>
      <text:p text:style-name="Standard">[ ] Alarm 5 - Timer demo</text:p>
      <text:p text:style-name="Standard">[ ] Alarm 6 - Press 6</text:p>
      <text:p text:style-name="Standard">[ ] Alarm 7 - Press 7</text:p>
      <text:p text:style-name="Standard">[ ] Alarm 8 - Press 8</text:p>
      <text:p text:style-name="Standard">[ ] Alarm 9 - Press 9</text:p>
      <text:p text:style-name="Standard">[ ] Alarm 10 - Press 0</text:p>
      <text:p text:style-name="Standard">[ ] Alarm 11 - Available (no trigger key assigned)</text:p>
      <text:p text:style-name="Standard">[ ] Set Alarm action - Used throughout</text:p>
      <text:p text:style-name="Standard"/>
      <text:h text:style-name="Heading3" text:outline-level="3">Test Instructions:</text:h>
      <text:p text:style-name="Standard">1. Open obj_timer_demo - verify all alarm events and set_alarm actions</text:p>
      <text:p text:style-name="Standard">2. Run game - observe automatic alarm triggers (messages appear)</text:p>
      <text:p text:style-name="Standard">3. Watch spawners create particles</text:p>
      <text:p text:style-name="Standard">4. Press 6-9 and 0 to trigger additional alarms</text:p>
      <text:p text:style-name="Standard">5. Verify each alarm shows its message</text:p>
      <text:p text:style-name="Standard"/>
      <text:h text:style-name="Heading2" text:outline-level="2">Test Project 8: Bidirectional Sync</text:h>
      <text:p text:style-name="Standard"><text:span text:style-name="Bold">Location: </text:span>test_08_bidirectional_sync/</text:p>
      <text:p text:style-name="Standard"><text:span text:style-name="Bold">Purpose: </text:span>Tests the bidirectional sync between Code Editor and Blockly.</text:p>
      <text:p text:style-name="Standard"/>
      <text:h text:style-name="Heading3" text:outline-level="3">Objects to Test:</text:h>
      <text:p text:style-name="Standard"><text:span text:style-name="Bold">obj_simple_movement</text:span> - Basic actions (for simple sync testing)</text:p>
      <text:p text:style-name="Standard"><text:span text:style-name="Bold">obj_complex_events</text:span> - Multiple event types (for complex sync testing)</text:p>
      <text:p text:style-name="Standard"><text:span text:style-name="Bold">obj_all_actions</text:span> - Every action type (for comprehensive sync testing)</text:p>
      <text:p text:style-name="Standard"/>
      <text:h text:style-name="Heading3" text:outline-level="3">Checklist Items Covered:</text:h>
      <text:p text:style-name="Standard">[ ] Code to Blocks - Write code, verify blocks update</text:p>
      <text:p text:style-name="Standard">[ ] Blocks to Code - Add blocks, verify code generates</text:p>
      <text:p text:style-name="Standard">[ ] Round-Trip Testing - Edit in both views, verify no data loss</text:p>
      <text:h text:style-name="Heading3" text:outline-level="3"><text:soft-page-break/>Testing Procedure:</text:h>
      <text:p text:style-name="Standard"/>
      <text:p text:style-name="Standard"><text:span text:style-name="Bold">Code to Blocks Testing:</text:span></text:p>
      <text:p text:style-name="Standard">1. Open obj_simple_movement in Object Editor</text:p>
      <text:p text:style-name="Standard">2. Go to Code Editor tab</text:p>
      <text:p text:style-name="Standard">3. Manually edit the Python code (e.g., change hspeed = 2 to hspeed = 5)</text:p>
      <text:p text:style-name="Standard">4. Switch to Blockly tab</text:p>
      <text:p text:style-name="Standard">5. Verify the block parameters show the updated value</text:p>
      <text:p text:style-name="Standard"/>
      <text:p text:style-name="Standard"><text:span text:style-name="Bold">Blocks to Code Testing:</text:span></text:p>
      <text:p text:style-name="Standard">1. Open obj_all_actions in Object Editor</text:p>
      <text:p text:style-name="Standard">2. Go to Blockly tab</text:p>
      <text:p text:style-name="Standard">3. Add a new block (e.g., add set_score action)</text:p>
      <text:p text:style-name="Standard">4. Switch to Code Editor tab</text:p>
      <text:p text:style-name="Standard">5. Verify the Python code includes the new action</text:p>
      <text:p text:style-name="Standard"/>
      <text:p text:style-name="Standard"><text:span text:style-name="Bold">Round-Trip Testing:</text:span></text:p>
      <text:p text:style-name="Standard">1. Open obj_complex_events</text:p>
      <text:p text:style-name="Standard">2. Make changes in Code Editor</text:p>
      <text:p text:style-name="Standard">3. Switch to Blockly, make additional changes</text:p>
      <text:p text:style-name="Standard">4. Switch back to Code Editor</text:p>
      <text:p text:style-name="Standard">5. Verify all changes are preserved</text:p>
      <text:p text:style-name="Standard">6. Run game to verify behavior matches code</text:p>
      <text:p text:style-name="Standard"/>
      <text:h text:style-name="Heading2" text:outline-level="2">Comprehensive Testing Workflow</text:h>
      <text:p text:style-name="Standard">To fully validate the Code Editor against the checklist:</text:p>
      <text:p text:style-name="Standard"/>
      <text:p text:style-name="Standard">1. Load each project in PyGameMaker</text:p>
      <text:p text:style-name="Standard">2. Open each object in the Object Editor</text:p>
      <text:p text:style-name="Standard">3. Check Code Editor tab - verify Python code is displayed</text:p>
      <text:p text:style-name="Standard">4. Check Blockly tab - verify visual blocks match</text:p>
      <text:p text:style-name="Standard">5. Run the game - verify all actions work correctly</text:p>
      <text:p text:style-name="Standard">6. Modify code - verify changes sync to blocks</text:p>
      <text:p text:style-name="Standard">7. Modify blocks - verify changes sync to code</text:p>
      <text:p text:style-name="Standard">8. Save and reload - verify persistence</text:p>
      <text:p text:style-name="Standard"/>
      <text:h text:style-name="Heading2" text:outline-level="2">Notes</text:h>
      <text:p text:style-name="Standard">- All projects use resources from the resources/ folder</text:p>
      <text:p text:style-name="Standard">- Each project is self-contained with its own sprites, sounds, and objects</text:p>
      <text:p text:style-name="Standard">- Background colors differ between rooms/projects for easy identification</text:p>
      <text:p text:style-name="Standard">- Most keyboard controls use common gaming conventions (Arrow keys, WASD, Spac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CH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1" style:family="paragraph">
      <style:paragraph-properties fo:margin-top="0.499cm" fo:margin-bottom="0.3cm" style:contextual-spacing="false"/>
      <style:text-properties fo:font-size="18pt" fo:font-weight="bold"/>
    </style:style>
    <style:style style:name="Heading2" style:family="paragraph">
      <style:paragraph-properties fo:margin-top="0.4cm" fo:margin-bottom="0.199cm" style:contextual-spacing="false"/>
      <style:text-properties fo:font-size="14pt" fo:font-weight="bold"/>
    </style:style>
    <style:style style:name="Heading3" style:family="paragraph">
      <style:paragraph-properties fo:margin-top="0.3cm" fo:margin-bottom="0.199cm" style:contextual-spacing="false"/>
      <style:text-properties fo:font-size="12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Cod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6-01-09T16:36:58.368336728</dc:date>
    <meta:editing-duration>PT3M34S</meta:editing-duration>
    <meta:editing-cycles>1</meta:editing-cycles>
    <meta:document-statistic meta:table-count="1" meta:image-count="0" meta:object-count="0" meta:page-count="6" meta:paragraph-count="232" meta:word-count="1502" meta:character-count="8733" meta:non-whitespace-character-count="7463"/>
  </office:meta>
</office:document-meta>
</file>